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writing-mode="lr-tb"/>
      <style:text-properties officeooo:rsid="012c771d" officeooo:paragraph-rsid="012c771d"/>
    </style:style>
    <style:style style:name="P2" style:family="paragraph" style:parent-style-name="Text_20_body">
      <style:paragraph-properties fo:text-align="justify" style:justify-single-word="false"/>
      <style:text-properties officeooo:rsid="0128a64d" officeooo:paragraph-rsid="0128a64d"/>
    </style:style>
    <style:style style:name="P3" style:family="paragraph" style:parent-style-name="Text_20_body">
      <style:paragraph-properties fo:text-align="justify" style:justify-single-word="false"/>
      <style:text-properties officeooo:rsid="0128f5ad" officeooo:paragraph-rsid="0128f5ad"/>
    </style:style>
    <style:style style:name="P4" style:family="paragraph" style:parent-style-name="Text_20_body">
      <style:paragraph-properties fo:text-align="justify" style:justify-single-word="false"/>
      <style:text-properties officeooo:paragraph-rsid="0129fd7f"/>
    </style:style>
    <style:style style:name="P5" style:family="paragraph" style:parent-style-name="Text_20_body">
      <style:paragraph-properties fo:text-align="justify" style:justify-single-word="false"/>
      <style:text-properties officeooo:rsid="012c771d" officeooo:paragraph-rsid="012c771d"/>
    </style:style>
    <style:style style:name="P6" style:family="paragraph" style:parent-style-name="Text_20_body">
      <style:paragraph-properties fo:text-align="justify" style:justify-single-word="false"/>
      <style:text-properties officeooo:rsid="012e28ed" officeooo:paragraph-rsid="012e28ed"/>
    </style:style>
    <style:style style:name="P7" style:family="paragraph" style:parent-style-name="Text_20_body">
      <style:paragraph-properties fo:text-align="justify" style:justify-single-word="false" style:writing-mode="rl-tb"/>
      <style:text-properties officeooo:rsid="0125306b" officeooo:paragraph-rsid="0125306b"/>
    </style:style>
    <style:style style:name="P8" style:family="paragraph" style:parent-style-name="Text_20_body">
      <style:paragraph-properties fo:text-align="justify" style:justify-single-word="false" style:writing-mode="rl-tb"/>
      <style:text-properties officeooo:paragraph-rsid="0125306b"/>
    </style:style>
    <style:style style:name="P9" style:family="paragraph" style:parent-style-name="Text_20_body">
      <style:paragraph-properties fo:text-align="justify" style:justify-single-word="false" style:writing-mode="rl-tb"/>
      <style:text-properties officeooo:paragraph-rsid="01274e6a"/>
    </style:style>
    <style:style style:name="P10" style:family="paragraph" style:parent-style-name="Text_20_body">
      <style:paragraph-properties fo:text-align="justify" style:justify-single-word="false" style:writing-mode="rl-tb"/>
      <style:text-properties officeooo:paragraph-rsid="0129fd7f"/>
    </style:style>
    <style:style style:name="P11" style:family="paragraph" style:parent-style-name="Heading_20_3">
      <style:paragraph-properties fo:text-align="start" style:justify-single-word="false" style:writing-mode="lr-tb"/>
      <style:text-properties officeooo:paragraph-rsid="011d0e94"/>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123f2c2"/>
    </style:style>
    <style:style style:name="T2" style:family="text">
      <style:text-properties officeooo:rsid="0125306b"/>
    </style:style>
    <style:style style:name="T3" style:family="text">
      <style:text-properties fo:color="#808000"/>
    </style:style>
    <style:style style:name="T4" style:family="text">
      <style:text-properties fo:color="#c0c0c0"/>
    </style:style>
    <style:style style:name="T5" style:family="text">
      <style:text-properties fo:color="#800080"/>
    </style:style>
    <style:style style:name="T6" style:family="text">
      <style:text-properties fo:color="#800080" fo:font-weight="bold"/>
    </style:style>
    <style:style style:name="T7" style:family="text">
      <style:text-properties fo:color="#00677c"/>
    </style:style>
    <style:style style:name="T8" style:family="text">
      <style:text-properties fo:color="#00677c" fo:font-weight="bold"/>
    </style:style>
    <style:style style:name="T9" style:family="text">
      <style:text-properties fo:color="#008000"/>
    </style:style>
    <style:style style:name="T10" style:family="text">
      <style:text-properties fo:color="#092e64"/>
    </style:style>
    <style:style style:name="T11" style:family="text">
      <style:text-properties officeooo:rsid="01274e6a"/>
    </style:style>
    <style:style style:name="T12" style:family="text">
      <style:text-properties fo:color="#800000"/>
    </style:style>
    <style:style style:name="T13" style:family="text">
      <style:text-properties officeooo:rsid="0129fd7f"/>
    </style:style>
    <style:style style:name="T14" style:family="text">
      <style:text-properties officeooo:rsid="012e28ed"/>
    </style:style>
    <style:style style:name="T15" style:family="text">
      <style:text-properties officeooo:rsid="012eafa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6486_3665929591" text:style-name="Index_20_Link" text:visited-style-name="Index_20_Link">Prevent exceptions from leaving destructors<text:tab/>1</text:a></text:p>
        </text:index-body>
      </text:table-of-content>
      <text:h text:style-name="P11" text:outline-level="3"><text:bookmark-start text:name="__RefHeading___Toc6486_3665929591"/><text:span text:style-name="T1">Prevent exceptions from leaving destructors</text:span><text:bookmark-end text:name="__RefHeading___Toc6486_3665929591"/></text:h>
      <text:p text:style-name="P7">++C رخ دادن exceptions رو توی مخرب‌هارو منع نکرده، ولی قطعا استفاده ازش دلسرد کننده خواهد بود. برای این موضوع دلایل خوبی را خواهیم آورد، مثال زیر رو ببینید:</text:p>
      <text:p text:style-name="codesection"><text:span text:style-name="T3">class</text:span><text:span text:style-name="T4"> </text:span><text:span text:style-name="T6">Widget</text:span></text:p>
      <text:p text:style-name="codesection">{</text:p>
      <text:p text:style-name="codesection"><text:span text:style-name="T3">public</text:span>:</text:p>
      <text:p text:style-name="codesection"><text:span text:style-name="T4"><text:s text:c="4"/></text:span>~<text:span text:style-name="T8">Widget</text:span>()<text:span text:style-name="T4"> </text:span>{}<text:span text:style-name="T4"> <text:s text:c="2"/></text:span><text:span text:style-name="T9">//assume</text:span><text:span text:style-name="T4"> </text:span><text:span text:style-name="T9">this</text:span><text:span text:style-name="T4"> </text:span><text:span text:style-name="T9">might</text:span><text:span text:style-name="T4"> </text:span><text:span text:style-name="T9">emit</text:span><text:span text:style-name="T4"> </text:span><text:span text:style-name="T9">an</text:span><text:span text:style-name="T4"> </text:span><text:span text:style-name="T9">exception</text:span></text:p>
      <text:p text:style-name="codesection">};</text:p>
      <text:p text:style-name="codesection"><text:span text:style-name="T3">void</text:span><text:span text:style-name="T4"> </text:span><text:span text:style-name="T8">so_something</text:span>()</text:p>
      <text:p text:style-name="codesection">{</text:p>
      <text:p text:style-name="codesection"><text:span text:style-name="T4"><text:s text:c="4"/></text:span><text:span text:style-name="T5">std</text:span>::<text:span text:style-name="T5">vector</text:span>&lt;<text:span text:style-name="T5">Widget</text:span>&gt;<text:span text:style-name="T4"> </text:span><text:span text:style-name="T10">v</text:span>;</text:p>
      <text:p text:style-name="codesection">}<text:span text:style-name="T4"> <text:s text:c="24"/></text:span><text:span text:style-name="T9">//</text:span><text:span text:style-name="T4"> </text:span><text:span text:style-name="T9">v</text:span><text:span text:style-name="T4"> </text:span><text:span text:style-name="T9">automatically</text:span><text:span text:style-name="T4"> </text:span><text:span text:style-name="T9">destroyed</text:span><text:span text:style-name="T4"> </text:span><text:span text:style-name="T9">here</text:span></text:p>
      <text:p text:style-name="codesection"/>
      <text:p text:style-name="P8"><text:span text:style-name="T2">وقتی که بردار v نابود میشه، مسوول این هستش که هر چیزی که Widget داره رو هم نابود کنه. در نظر بگیرید که v دارای ده تا Widget باشه، و در طی destruction شیء اول، یک exception رخ بده. در این صورت همه‌ی Widget های دیگر هنوز نابود نشده‌اند( در غیر این صورت منابعی که نگه داشته‌اند به عنوان leak شناخته می‌شود)، بنابراین v باید destructor نه تای باقی مانده را invoke کند. حال فرض کنید که در طی فراخوانی دومی هم یک exception رخ بده. در این صورت دو تا exception فعال توی برنامه مون داریم و همین یه دونه اضافه هم برای ++C خیلی به حساب میاد. بر اساس این که دقیقا تحت چه شرایطی این دو تا استثنا به وجود اومده ممکنه برنامه terminate بشه و یا رفتار نامشخص داشته باشه. در مورد مثال خودمون رفتار نامشخص نتیجه‌ی همچین چیزی خواهد بود. در مورد نگه‌دارنده‌‌های STL رفتار نامشخص را خواهیم گرفت و در مورد نگه دارنده‌های TR1 (آیتم ۵۴ رو ببینید) و یا حتی array نیز به همین صورت است. در این صورت ++C قرار دادن exception رو توی destructor رو به هیچ وجه دوست نداره.</text:span></text:p>
      <text:p text:style-name="P9"><text:span text:style-name="T11">فهم مفهومی که گفتیم سخت نیست، ولی چطور یک مخرب بسازیم که نیاز به اجرای یک عملیات داره و ممکنه این عملیات نیز fail بشه؟ به طور مثال فرض کنید که شما دارید روی یک کلاس برای ارتباط دیتابیس کار می‌کنید:</text:span></text:p>
      <text:p text:style-name="P9"/>
      <text:p text:style-name="P9"/>
      <text:p text:style-name="codesection"><text:soft-page-break/><text:span text:style-name="T3">class</text:span><text:span text:style-name="T4"> </text:span><text:span text:style-name="T6">DBConnection</text:span>{</text:p>
      <text:p text:style-name="codesection"><text:span text:style-name="T3">public</text:span>:</text:p>
      <text:p text:style-name="codesection"><text:s text:c="4"/></text:p>
      <text:p text:style-name="codesection"><text:span text:style-name="T4"><text:s text:c="4"/></text:span><text:span text:style-name="T3">static</text:span><text:span text:style-name="T4"> </text:span><text:span text:style-name="T5">DBConnection</text:span><text:span text:style-name="T4"> </text:span><text:span text:style-name="T8">create</text:span>();<text:span text:style-name="T4"> <text:s/></text:span><text:span text:style-name="T9">//function</text:span><text:span text:style-name="T4"> </text:span><text:span text:style-name="T9">to</text:span><text:span text:style-name="T4"> </text:span><text:span text:style-name="T9">return</text:span><text:span text:style-name="T4"> </text:span><text:span text:style-name="T9">DBConnection</text:span></text:p>
      <text:p text:style-name="codesection"><text:span text:style-name="T4"><text:s text:c="35"/></text:span><text:span text:style-name="T9">//objects;</text:span><text:span text:style-name="T4"> </text:span><text:span text:style-name="T9">params</text:span><text:span text:style-name="T4"> </text:span><text:span text:style-name="T9">ommited</text:span><text:span text:style-name="T4"> </text:span><text:span text:style-name="T9">for</text:span><text:span text:style-name="T4"> </text:span><text:span text:style-name="T9">simplicity</text:span></text:p>
      <text:p text:style-name="codesection"><text:span text:style-name="T4"><text:s text:c="4"/></text:span><text:span text:style-name="T3">void</text:span><text:span text:style-name="T4"> </text:span><text:span text:style-name="T8">close</text:span>();<text:span text:style-name="T4"> </text:span><text:span text:style-name="T9">//close</text:span><text:span text:style-name="T4"> </text:span><text:span text:style-name="T9">connection;throw</text:span><text:span text:style-name="T4"> </text:span><text:span text:style-name="T9">an</text:span><text:span text:style-name="T4"> </text:span><text:span text:style-name="T9">exception</text:span><text:span text:style-name="T4"> </text:span><text:span text:style-name="T9">if</text:span><text:span text:style-name="T4"> </text:span><text:span text:style-name="T9">closing</text:span><text:span text:style-name="T4"> </text:span><text:span text:style-name="T9">fails</text:span></text:p>
      <text:p text:style-name="codesection">};</text:p>
      <text:p text:style-name="P2">برای این که مطمعن بشیم که که مشتری‌های کد، فراموش نمی‌کنند که یک شیء Dbconnection رو close کنند، یک روش عقلانی این است که یک مدیریت منابع برای DBConnection بنویسیم که متد close رو توی مخرب کلاس فراخوانی کنه. چنین مدیریت منابعی به طور مفصل در فصل سوم مورد بررسی خواهد گرفت، اما در اینجا، ما صرفا به بررسی مخرب برای چنین کلاسی خواهیم پرداخت:</text:p>
      <text:p text:style-name="codesection"><text:span text:style-name="T3">class</text:span><text:span text:style-name="T4"> </text:span><text:span text:style-name="T6">DBconn</text:span>{<text:span text:style-name="T4"> <text:s text:c="7"/></text:span><text:span text:style-name="T9">//class</text:span><text:span text:style-name="T4"> </text:span><text:span text:style-name="T9">to</text:span><text:span text:style-name="T4"> </text:span><text:span text:style-name="T9">manage</text:span><text:span text:style-name="T4"> </text:span><text:span text:style-name="T9">DBConnection</text:span></text:p>
      <text:p text:style-name="codesection"><text:span text:style-name="T3">public</text:span>:<text:span text:style-name="T4"> <text:s text:c="20"/></text:span><text:span text:style-name="T9">//objects</text:span></text:p>
      <text:p text:style-name="codesection"><text:span text:style-name="T4"><text:s text:c="4"/></text:span>~<text:span text:style-name="T8">DBconn</text:span>()<text:span text:style-name="T4"> <text:s text:c="11"/></text:span><text:span text:style-name="T9">//make</text:span><text:span text:style-name="T4"> </text:span><text:span text:style-name="T9">sure</text:span><text:span text:style-name="T4"> </text:span><text:span text:style-name="T9">database</text:span><text:span text:style-name="T4"> </text:span><text:span text:style-name="T9">connections</text:span></text:p>
      <text:p text:style-name="codesection"><text:span text:style-name="T4"><text:s text:c="4"/></text:span>{<text:span text:style-name="T4"> <text:s text:c="28"/></text:span><text:span text:style-name="T9">//are</text:span><text:span text:style-name="T4"> </text:span><text:span text:style-name="T9">always</text:span><text:span text:style-name="T4"> </text:span><text:span text:style-name="T9">closed</text:span></text:p>
      <text:p text:style-name="codesection"><text:span text:style-name="T4"><text:s text:c="8"/></text:span><text:span text:style-name="T12">db</text:span>.<text:span text:style-name="T7">close</text:span>();</text:p>
      <text:p text:style-name="codesection"><text:span text:style-name="T4"><text:s text:c="4"/></text:span>}</text:p>
      <text:p text:style-name="codesection"><text:span text:style-name="T3">private</text:span>:</text:p>
      <text:p text:style-name="codesection"><text:span text:style-name="T4"><text:s text:c="4"/></text:span><text:span text:style-name="T5">DBConnection</text:span><text:span text:style-name="T4"> </text:span><text:span text:style-name="T12">db</text:span>;</text:p>
      <text:p text:style-name="codesection">};</text:p>
      <text:p text:style-name="P3">این به برنامه‌نویس اجازه میده که یک کد مثل زیر رو بنویسه.</text:p>
      <text:p text:style-name="codesection">{<text:span text:style-name="T4"> <text:s text:c="75"/></text:span><text:span text:style-name="T9">//open</text:span><text:span text:style-name="T4"> </text:span><text:span text:style-name="T9">a</text:span><text:span text:style-name="T4"> </text:span><text:span text:style-name="T9">block</text:span></text:p>
      <text:p text:style-name="codesection"><text:span text:style-name="T4"><text:s text:c="4"/></text:span><text:span text:style-name="T5">DBconn</text:span><text:span text:style-name="T4"> </text:span><text:span text:style-name="T10">dbc</text:span>(<text:span text:style-name="T5">DBConnection</text:span>::<text:span text:style-name="T7">create</text:span>()); <text:s text:c="6"/><text:span text:style-name="T4"><text:s/></text:span><text:span text:style-name="T9">//</text:span><text:span text:style-name="T4"> </text:span><text:span text:style-name="T9">create</text:span><text:span text:style-name="T4"> </text:span><text:span text:style-name="T9">DBConnection</text:span><text:span text:style-name="T4"> </text:span><text:span text:style-name="T9">object</text:span></text:p>
      <text:p text:style-name="codesection"><text:span text:style-name="T4"><text:s text:c="62"/></text:span><text:span text:style-name="T9">//and</text:span><text:span text:style-name="T4"> </text:span><text:span text:style-name="T9">turn</text:span><text:span text:style-name="T4"> </text:span><text:span text:style-name="T9">it</text:span><text:span text:style-name="T4"> </text:span><text:span text:style-name="T9">over</text:span><text:span text:style-name="T4"> </text:span><text:span text:style-name="T9">to</text:span><text:span text:style-name="T4"> </text:span><text:span text:style-name="T9">a</text:span><text:span text:style-name="T4"> </text:span><text:span text:style-name="T9">DBCon</text:span><text:span text:style-name="T4"> </text:span><text:span text:style-name="T9">object</text:span><text:span text:style-name="T4"> </text:span><text:span text:style-name="T9">to</text:span><text:span text:style-name="T4"> </text:span><text:span text:style-name="T9">manage</text:span></text:p>
      <text:p text:style-name="codesection"><text:span text:style-name="T4"><text:s text:c="62"/></text:span><text:span text:style-name="T9">//use</text:span><text:span text:style-name="T4"> </text:span><text:span text:style-name="T9">the</text:span><text:span text:style-name="T4"> </text:span><text:span text:style-name="T9">DBConnection</text:span><text:span text:style-name="T4"> </text:span><text:span text:style-name="T9">object</text:span><text:span text:style-name="T4"> </text:span><text:span text:style-name="T9">via</text:span><text:span text:style-name="T4"> </text:span><text:span text:style-name="T9">the</text:span><text:span text:style-name="T4"> </text:span><text:span text:style-name="T9">DBconn</text:span><text:span text:style-name="T4"> </text:span><text:span text:style-name="T9">interface</text:span></text:p>
      <text:p text:style-name="codesection"><text:s text:c="38"/></text:p>
      <text:p text:style-name="codesection"><text:s text:c="38"/></text:p>
      <text:p text:style-name="codesection">}<text:span text:style-name="T4"> <text:s text:c="33"/></text:span><text:span text:style-name="T9">//at</text:span><text:span text:style-name="T4"> </text:span><text:span text:style-name="T9">the</text:span><text:span text:style-name="T4"> </text:span><text:span text:style-name="T9">end</text:span><text:span text:style-name="T4"> </text:span><text:span text:style-name="T9">of</text:span><text:span text:style-name="T4"> </text:span><text:span text:style-name="T9">block,</text:span><text:span text:style-name="T4"> </text:span><text:span text:style-name="T9">the</text:span><text:span text:style-name="T4"> </text:span><text:span text:style-name="T9">DBconn</text:span><text:span text:style-name="T4"> </text:span><text:span text:style-name="T9">object</text:span><text:span text:style-name="T4"> </text:span><text:span text:style-name="T9">is</text:span><text:span text:style-name="T4"> </text:span><text:span text:style-name="T9">destroyed,</text:span><text:span text:style-name="T4"> </text:span><text:span text:style-name="T9">thus</text:span><text:span text:style-name="T4"> </text:span><text:span text:style-name="T9">automatically</text:span></text:p>
      <text:p text:style-name="codesection"><text:span text:style-name="T4"><text:s text:c="34"/></text:span><text:span text:style-name="T9">//</text:span><text:span text:style-name="T4"> </text:span><text:span text:style-name="T9">calling</text:span><text:span text:style-name="T4"> </text:span><text:span text:style-name="T9">close</text:span><text:span text:style-name="T4"> </text:span><text:span text:style-name="T9">on</text:span><text:span text:style-name="T4"> </text:span><text:span text:style-name="T9">the</text:span><text:span text:style-name="T4"> </text:span><text:span text:style-name="T9">DBConnection</text:span><text:span text:style-name="T4"> </text:span><text:span text:style-name="T9">object</text:span></text:p>
      <text:p text:style-name="codesection"/>
      <text:p text:style-name="P10"><text:span text:style-name="T13">این کد در صورتی که close با موفقیت انجام بشه، مشکلی نداره، اما فرض کنید که در این کد یک استثناء رخ بده، در این صورت ما توی مخرب این کلاس مشکل داریم. دو روش برای جلوگیری کردن از این مشکل وجود داره. </text:span></text:p>
      <text:p text:style-name="P10"><text:span text:style-name="T13">یکی این که وقتی close به ما استثناء داد برنامه رو terminate کنیم، که این کار معمولا با فراخوانی abort انجام میشه</text:span></text:p>
      <text:p text:style-name="P10"><text:soft-page-break/></text:p>
      <text:p text:style-name="codesection"><text:span text:style-name="T4"><text:s text:c="8"/></text:span><text:span text:style-name="T3">try</text:span>{<text:span text:style-name="T12">db</text:span>.<text:span text:style-name="T7">close</text:span>();}</text:p>
      <text:p text:style-name="codesection"><text:span text:style-name="T4"><text:s text:c="8"/></text:span><text:span text:style-name="T3">catch</text:span>(...)</text:p>
      <text:p text:style-name="codesection"><text:span text:style-name="T4"><text:s text:c="8"/></text:span>{</text:p>
      <text:p text:style-name="codesection"><text:span text:style-name="T4"><text:s text:c="12"/></text:span><text:span text:style-name="T9">//make</text:span><text:span text:style-name="T4"> </text:span><text:span text:style-name="T9">log</text:span><text:span text:style-name="T4"> </text:span><text:span text:style-name="T9">entry</text:span><text:span text:style-name="T4"> </text:span><text:span text:style-name="T9">that</text:span><text:span text:style-name="T4"> </text:span><text:span text:style-name="T9">the</text:span><text:span text:style-name="T4"> </text:span><text:span text:style-name="T9">call</text:span><text:span text:style-name="T4"> </text:span><text:span text:style-name="T9">to</text:span><text:span text:style-name="T4"> </text:span><text:span text:style-name="T9">close</text:span><text:span text:style-name="T4"> </text:span><text:span text:style-name="T9">failed;</text:span></text:p>
      <text:p text:style-name="codesection"><text:span text:style-name="T4"><text:s text:c="12"/></text:span><text:span text:style-name="T5">std</text:span>::<text:span text:style-name="T7">abort</text:span>();</text:p>
      <text:p text:style-name="codesection"><text:span text:style-name="T4"><text:s text:c="8"/></text:span>}</text:p>
      <text:p text:style-name="P4"><text:span text:style-name="T13">این کاری که کردیم در صورتی که برنامه نتونه بعد از این اجرا بشه منطقیه. و این مزیت رو داره که، اگه اجازه بدیم که یک exception از مخرب صادر بشه ممکنه که به یک رفتار undefined برخورد کنیم، که این کار از این مشکل جلوگیری می‌کنه. در این صورت فراخوانی کردن abort ممکنه از undefined behavior جلوگیری کنه.</text:span></text:p>
      <text:p text:style-name="P5">روش دوم بلعیدن exception در هنگام فراخوانی کردن close است.</text:p>
      <text:p text:style-name="codesection"><text:span text:style-name="T4"><text:s text:c="8"/></text:span><text:span text:style-name="T3">try</text:span>{<text:span text:style-name="T12">db</text:span>.<text:span text:style-name="T7">close</text:span>();}</text:p>
      <text:p text:style-name="codesection"><text:span text:style-name="T4"><text:s text:c="8"/></text:span><text:span text:style-name="T3">catch</text:span>(...)</text:p>
      <text:p text:style-name="codesection"><text:span text:style-name="T4"><text:s text:c="8"/></text:span>{</text:p>
      <text:p text:style-name="codesection"><text:span text:style-name="T4"><text:s text:c="12"/></text:span><text:span text:style-name="T9">//make</text:span><text:span text:style-name="T4"> </text:span><text:span text:style-name="T9">log</text:span><text:span text:style-name="T4"> </text:span><text:span text:style-name="T9">entry</text:span><text:span text:style-name="T4"> </text:span><text:span text:style-name="T9">that</text:span><text:span text:style-name="T4"> </text:span><text:span text:style-name="T9">the</text:span><text:span text:style-name="T4"> </text:span><text:span text:style-name="T9">call</text:span><text:span text:style-name="T4"> </text:span><text:span text:style-name="T9">to</text:span><text:span text:style-name="T4"> </text:span><text:span text:style-name="T9">close</text:span><text:span text:style-name="T4"> </text:span><text:span text:style-name="T9">failed;</text:span></text:p>
      <text:p text:style-name="codesection"><text:span text:style-name="T4"><text:s text:c="8"/></text:span>}</text:p>
      <text:p text:style-name="P5">عموما، بلعیدن exception ایده بد<text:span text:style-name="T14">ی است</text:span>، چون در این مورد اطلاعات مفید رو از دست میدیم – یه چیزی اشتباهه، اما بلعیدن exception به این که برنامه terminate بشه و یا دچار undefined behavior بشه ارجحیت داره. برای این که این راه حل یک راه حل قابل اعتماد باشه، باید اطمینان داشته باشیم که برنامه پس از این که وارد exception میشه حتما بتونه ادامه‌ی برنامه رو بره.</text:p>
      <text:p text:style-name="P6">مشکلی که در مورد این دوتا روش گفته شده داریم این است که راهی برای برخورد با این شرایط وجود ندارد که close منجر به exception میشه.</text:p>
      <text:p text:style-name="P6">یک استراتژی بهتر این است که رابط DBConn رو به نحوی طراحی کنیم که مشتری این امکان رو داشته باشه که بر اساس مشکلی که وجود داره یکی رو انتخاب کنه. به طور مثال، <text:span text:style-name="T15">DBConn می‌تونه یک تابع رو پیشنهاد بده که، که به مشتری این شانس رو میده که بتونه استثاء به وجود اومده رو تصحیح کنه. این تابع می‌تونه بفهمه که مشکل از کجا بوده، خودش رو توی destructor ببنده یا نبنده. این به ما این اجازه میده رو که ارتباط leak نداشته باشه. در هر صورت اگر close به ما دوباره یک استثنا بده می‌تونیم برنامه رو terminate کنیم و یا این که اون رو ببلعیم.</text:span></text:p>
      <text:p text:style-name="P6"/>
      <text:p text:style-name="P6"/>
      <text:p text:style-name="codesection"><text:soft-page-break/><text:span text:style-name="T3">class</text:span><text:span text:style-name="T4"> </text:span><text:span text:style-name="T6">DBconn</text:span>{<text:span text:style-name="T4"> <text:s text:c="7"/></text:span></text:p>
      <text:p text:style-name="codesection"><text:span text:style-name="T3">public</text:span>:<text:span text:style-name="T4"> <text:s text:c="13"/></text:span></text:p>
      <text:p text:style-name="codesection"><text:span text:style-name="T4"><text:s text:c="4"/></text:span><text:span text:style-name="T8">DBconn</text:span>(<text:span text:style-name="T5">DBConnection</text:span>){}</text:p>
      <text:p text:style-name="codesection"><text:span text:style-name="T4"><text:s text:c="4"/></text:span><text:span text:style-name="T3">void</text:span><text:span text:style-name="T4"> </text:span><text:span text:style-name="T8">close</text:span>()</text:p>
      <text:p text:style-name="codesection"><text:span text:style-name="T4"><text:s text:c="4"/></text:span>{</text:p>
      <text:p text:style-name="codesection"><text:span text:style-name="T4"><text:s text:c="8"/></text:span><text:span text:style-name="T12">db</text:span>.<text:span text:style-name="T7">close</text:span>();</text:p>
      <text:p text:style-name="codesection"><text:span text:style-name="T4"><text:s text:c="8"/></text:span><text:span text:style-name="T12">closed</text:span>=<text:span text:style-name="T3">true</text:span>;</text:p>
      <text:p text:style-name="codesection"><text:span text:style-name="T4"><text:s text:c="4"/></text:span>}</text:p>
      <text:p text:style-name="codesection"><text:span text:style-name="T4"><text:s text:c="4"/></text:span>~<text:span text:style-name="T8">DBconn</text:span>()<text:span text:style-name="T4"> <text:s text:c="9"/></text:span></text:p>
      <text:p text:style-name="codesection"><text:span text:style-name="T4"><text:s text:c="4"/></text:span>{<text:span text:style-name="T4"> <text:s text:c="16"/></text:span></text:p>
      <text:p text:style-name="codesection"><text:span text:style-name="T4"><text:s text:c="8"/></text:span><text:span text:style-name="T3">if</text:span>(!<text:span text:style-name="T12">closed</text:span>)</text:p>
      <text:p text:style-name="codesection"><text:span text:style-name="T4"><text:s text:c="8"/></text:span>{</text:p>
      <text:p text:style-name="codesection"><text:span text:style-name="T4"><text:s text:c="12"/></text:span><text:span text:style-name="T3">try</text:span><text:span text:style-name="T4"> </text:span>{</text:p>
      <text:p text:style-name="codesection"><text:span text:style-name="T4"><text:s text:c="16"/></text:span><text:span text:style-name="T12">db</text:span>.<text:span text:style-name="T7">close</text:span>();</text:p>
      <text:p text:style-name="codesection"><text:span text:style-name="T4"><text:s text:c="12"/></text:span>}<text:span text:style-name="T4"> </text:span><text:span text:style-name="T3">catch</text:span><text:span text:style-name="T4"> </text:span>(...)<text:span text:style-name="T4"> </text:span>{</text:p>
      <text:p text:style-name="codesection"><text:span text:style-name="T4"><text:s text:c="16"/></text:span><text:span text:style-name="T9">//make</text:span><text:span text:style-name="T4"> </text:span><text:span text:style-name="T9">log</text:span><text:span text:style-name="T4"> </text:span><text:span text:style-name="T9">entry</text:span><text:span text:style-name="T4"> </text:span><text:span text:style-name="T9">that</text:span><text:span text:style-name="T4"> </text:span><text:span text:style-name="T9">call</text:span><text:span text:style-name="T4"> </text:span><text:span text:style-name="T9">to</text:span><text:span text:style-name="T4"> </text:span><text:span text:style-name="T9">close</text:span><text:span text:style-name="T4"> </text:span><text:span text:style-name="T9">friend</text:span></text:p>
      <text:p text:style-name="codesection"><text:span text:style-name="T4"><text:s text:c="12"/></text:span>}</text:p>
      <text:p text:style-name="codesection"><text:span text:style-name="T4"><text:s text:c="8"/></text:span>}</text:p>
      <text:p text:style-name="codesection"><text:span text:style-name="T4"><text:s text:c="4"/></text:span>}</text:p>
      <text:p text:style-name="codesection"><text:span text:style-name="T3">private</text:span>:</text:p>
      <text:p text:style-name="codesection"><text:span text:style-name="T4"><text:s text:c="4"/></text:span><text:span text:style-name="T5">DBConnection</text:span><text:span text:style-name="T4"> </text:span><text:span text:style-name="T12">db</text:span>;</text:p>
      <text:p text:style-name="codesection"><text:span text:style-name="T4"><text:s text:c="4"/></text:span><text:span text:style-name="T3">bool</text:span><text:span text:style-name="T4"> </text:span><text:span text:style-name="T12">closed</text:span>;</text:p>
      <text:p text:style-name="codesection">};</text:p>
      <text:p text:style-name="P6"/>
      <text:p text:style-name="P1">Moving the responsibility for calling close from DBConn 's destructor to DBConn 's</text:p>
      <text:p text:style-name="P1">client (with DBConn 's destructor containing a “backup” call) may strike you as</text:p>
      <text:p text:style-name="P1">an unscrupulous shift of burden. You might even view it as a violation of</text:p>
      <text:p text:style-name="P1">Item 18's advice to make interfaces easy to use correctly. In fact, it's neither.</text:p>
      <text:p text:style-name="P1">If an operation may fail by throwing an exception and there may be a need to</text:p>
      <text:p text:style-name="P1">handle that exception, the exception has to come from some non-destructor</text:p>
      <text:p text:style-name="P1">function. That's because destructors that emit exceptions are dangerous,</text:p>
      <text:p text:style-name="P1">always running the risk of premature program termination or undefined</text:p>
      <text:p text:style-name="P1">behavior. In this example, telling clients to call close themselves doesn't</text:p>
      <text:p text:style-name="P1"><text:soft-page-break/>impose a burden on them; it gives them an opportunity to deal with errors</text:p>
      <text:p text:style-name="P1">they would otherwise have no chance to react to. If they don't find that</text:p>
      <text:p text:style-name="P1">opportunity useful (perhaps because they believe that no error will really</text:p>
      <text:p text:style-name="P1">occur), they can ignore it, relying on DBConn 's destructor to call close for them.</text:p>
      <text:p text:style-name="P1">If an error occurs at that point — if close does throw — they're in no position</text:p>
      <text:p text:style-name="P1">to complain if DBConn swallows the exception or terminates the program. After</text:p>
      <text:p text:style-name="P1">all, they had first crack at dealing with the problem, and they chose not to use</text:p>
      <text:p text:style-name="P1">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3pt"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13T14:14:56.812760172</dc:date>
    <meta:editing-duration>PT16H16M33S</meta:editing-duration>
    <meta:editing-cycles>112</meta:editing-cycles>
    <meta:generator>LibreOffice/6.1.5.2$Linux_X86_64 LibreOffice_project/10$Build-2</meta:generator>
    <meta:document-statistic meta:table-count="0" meta:image-count="0" meta:object-count="0" meta:page-count="5" meta:paragraph-count="99" meta:word-count="1081" meta:character-count="6663" meta:non-whitespace-character-count="4856"/>
  </office:meta>
</office:document-meta>
</file>